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20pt" fo:font-weight="bold" officeooo:rsid="0008f744" officeooo:paragraph-rsid="0008f74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weight="bold" officeooo:rsid="0008f744" officeooo:paragraph-rsid="0008f74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8.44cm"/>
        </style:tab-stops>
      </style:paragraph-properties>
      <style:text-properties fo:font-size="16pt" fo:font-weight="normal" officeooo:rsid="0008f744" officeooo:paragraph-rsid="0008f74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weight="normal" officeooo:rsid="0008f744" officeooo:paragraph-rsid="0008f74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style="italic" fo:font-weight="bold" officeooo:rsid="0008f744" officeooo:paragraph-rsid="0008f744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style="italic" fo:font-weight="bold" officeooo:rsid="0009e5ab" officeooo:paragraph-rsid="0009e5ab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style="normal" fo:font-weight="normal" officeooo:rsid="0008f744" officeooo:paragraph-rsid="0008f744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6pt" fo:font-style="normal" fo:font-weight="normal" officeooo:rsid="0009e5ab" officeooo:paragraph-rsid="0009e5ab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e5a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RETE EVENT SIMULATION</text:p>
      <text:p text:style-name="P3">Sharique Shamim – 2018CS10388</text:p>
      <text:p text:style-name="P3"/>
      <text:p text:style-name="P2"/>
      <text:p text:style-name="P5">Directory Structure:</text:p>
      <text:p text:style-name="P4">Contains a folder src with all C Source files.</text:p>
      <text:p text:style-name="P4">- DiscreteEventSimulation.c</text:p>
      <text:p text:style-name="P4">- PriorityQueue.c</text:p>
      <text:p text:style-name="P4">- Event.c</text:p>
      <text:p text:style-name="P4"/>
      <text:p text:style-name="P4">Contains a folder include with all the header files required by the C Source files.</text:p>
      <text:p text:style-name="P4">- PriorityQueue.h</text:p>
      <text:p text:style-name="P4">- Event.h</text:p>
      <text:p text:style-name="P4"/>
      <text:p text:style-name="P5">How to run:</text:p>
      <text:p text:style-name="P2"><text:span text:style-name="T1">To Compile the C fies and run the object files to make executables do</text:span></text:p>
      <text:p text:style-name="P5">make</text:p>
      <text:p text:style-name="P7">There are 5 testcases in the Makefile in order to see the plot and the log for single line &amp; multiple line simulation do</text:p>
      <text:p text:style-name="P5">make testcase1</text:p>
      <text:p text:style-name="P5">make testcase2</text:p>
      <text:p text:style-name="P5">make testcase3</text:p>
      <text:p text:style-name="P5">make testcase4</text:p>
      <text:p text:style-name="P5"/>
      <text:p text:style-name="P5">Implementation:</text:p>
      <text:p text:style-name="P7">First created a EventQueue and put all tellers in it. Then create a Teller Queue and put all the customers in it.</text:p>
      <text:p text:style-name="P5"><text:span text:style-name="T1">Single line Simulation: <text:s/></text:span><text:span text:style-name="T2">Single line for customers but multiple tellers.</text:span></text:p>
      <text:p text:style-name="P6"><text:span text:style-name="T1">Multiple line Simulation:</text:span> <text:s/><text:span text:style-name="T1">Seperate customer line for each teller.</text:span></text:p>
      <text:p text:style-name="P6"><text:span text:style-name="T1">When a customer is at the head of a line for a teller, the teller provides service to the customer, once the service is completed the customer leaves the bank.</text:span></text:p>
      <text:p text:style-name="P6"><text:span text:style-name="T1">If there is no customer in the line the teller goes idle for 0-600 seconds.</text:span></text:p>
      <text:p text:style-name="P6"><text:span text:style-name="T1"/></text:p>
      <text:p text:style-name="P6">Which is the better Model:</text:p>
      <text:p text:style-name="P8">Single line simulation is better than multiple line simulation because in single line system the customers will be served by the tellers fastest <text:soft-page-break/>because the customers wil not have to decide which queue to join thus time being saved. Thus the customer is served fa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2:10:45.371997155</meta:creation-date>
    <dc:date>2020-08-09T12:28:44.286127764</dc:date>
    <meta:editing-duration>PT7M48S</meta:editing-duration>
    <meta:editing-cycles>1</meta:editing-cycles>
    <meta:document-statistic meta:table-count="0" meta:image-count="0" meta:object-count="0" meta:page-count="2" meta:paragraph-count="26" meta:word-count="229" meta:character-count="1336" meta:non-whitespace-character-count="1130"/>
    <meta:generator>LibreOffice/6.4.4.2$Linux_X86_64 LibreOffice_project/40$Build-2</meta:generator>
  </office:meta>
</office:document-meta>
</file>